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fo:font-variant="normal" fo:text-transform="none" fo:color="#1f2328" loext:opacity="100%" style:font-name="var fontStack-monospace" fo:font-size="10.5pt" fo:letter-spacing="normal" fo:font-style="normal" fo:font-weight="normal" officeooo:rsid="00150d0e" officeooo:paragraph-rsid="00150d0e"/>
    </style:style>
    <style:style style:name="P2" style:family="paragraph" style:parent-style-name="Standard">
      <style:text-properties style:text-underline-style="solid" style:text-underline-width="auto" style:text-underline-color="font-color" officeooo:rsid="0016bd57" officeooo:paragraph-rsid="0016bd57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empty-setup-new-repo-echo"/>echo "# PW022024" </text:p>
      <text:p text:style-name="P2">Alejandro Chavez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1:47:29.464137499</meta:creation-date>
    <dc:date>2024-08-21T12:07:06.814997085</dc:date>
    <meta:editing-duration>PT1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34" meta:non-whitespace-character-count="30"/>
  </office:meta>
</office:document-meta>
</file>